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rebuchet MS" fo:language="en" fo:country="GB" style:language-asian="zxx" style:country-asian="none" style:language-complex="zxx" style:country-complex="none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solid" style:font-name="Trebuchet MS" fo:language="en" fo:country="GB" style:language-asian="zxx" style:country-asian="none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1">Current Tasks (To be completed before group meeting)</text:p>
      <text:p text:style-name="P1"/>
      <text:p text:style-name="P1"/>
      <text:list xml:id="list41398236" text:style-name="L1">
        <text:list-item>
          <text:p text:style-name="P4">Draw out more presentable designs on computer (most likely using Gimp)</text:p>
        </text:list-item>
        <text:list-item>
          <text:p text:style-name="P3">Think about designs for the database being used (performance notes and stats should be included in each field)</text:p>
        </text:list-item>
        <text:list-item>
          <text:p text:style-name="P3">Write out a project schedule (rough initially)</text:p>
        </text:list-item>
        <text:list-item>
          <text:p text:style-name="P3">Think about presentation (powerpoint or SDP style)</text:p>
        </text:list-item>
        <text:list-item>
          <text:p text:style-name="P3">Use API level 2.3.3 (subject to change provided feedback). A minimum of SDK 2.2 or API 8 will allow availability to 93% of the market (source: Eclipse android development toolkit).</text:p>
        </text:list-item>
        <text:list-item>
          <text:p text:style-name="P4">Set up Github open source project</text:p>
        </text:list-item>
        <text:list-item>
          <text:p text:style-name="P3">Continue to look for sources for research</text:p>
        </text:list-item>
        <text:list-item>
          <text:p text:style-name="P3">Begin programming interface!!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M23S</meta:editing-duration>
    <meta:editing-cycles>9</meta:editing-cycles>
    <meta:generator>OpenOffice.org/3.3$Win32 OpenOffice.org_project/330m20$Build-9567</meta:generator>
    <dc:date>2012-09-27T21:27:18.23</dc:date>
    <dc:creator>Daniel Muir</dc:creator>
    <meta:document-statistic meta:table-count="0" meta:image-count="0" meta:object-count="0" meta:page-count="1" meta:paragraph-count="9" meta:word-count="105" meta:character-count="620"/>
    <meta:user-defined meta:name="Info 1"/>
    <meta:user-defined meta:name="Info 2"/>
    <meta:user-defined meta:name="Info 3"/>
    <meta:user-defined meta:name="Info 4"/>
  </office:meta>
</office:document-meta>
</file>